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512489e030" style:family="table" style:master-page-name="ta-mp-0x7f512489e030">
      <style:table-properties table:display="true" style:writing-mode="lr-tb"/>
    </style:style>
    <style:style style:name="ta-0x7f512489e220" style:family="table" style:master-page-name="ta-mp-0x7f512489e220">
      <style:table-properties table:display="true" style:writing-mode="lr-tb"/>
    </style:style>
    <style:style style:name="ta-0x7f512489e410" style:family="table" style:master-page-name="ta-mp-0x7f512489e410">
      <style:table-properties table:display="true" style:writing-mode="lr-tb"/>
    </style:style>
    <style:style style:name="ta-0x7f512489e600" style:family="table" style:master-page-name="ta-mp-0x7f512489e600">
      <style:table-properties table:display="true" style:writing-mode="lr-tb"/>
    </style:style>
    <style:style style:name="ta-0x7f512489e7f0" style:family="table" style:master-page-name="ta-mp-0x7f512489e7f0">
      <style:table-properties table:display="true" style:writing-mode="lr-tb"/>
    </style:style>
    <style:style style:name="ta-0x7f512489e9e0" style:family="table" style:master-page-name="ta-mp-0x7f512489e9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512494cf9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d0b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d1e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d30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d43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d5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ce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8dcd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12494d7a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8dd49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d6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8dce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12494d8d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dc4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d9f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dd7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dfc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8de3a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de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8dcf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12494e0e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e46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e21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e58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e7d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8ddb8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e6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8dd1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12494e90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ec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ea2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ed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eff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8dd6e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ee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8dd2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12494f11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f49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f24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f5b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f80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8df74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f6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8dd3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12494f93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fc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fa5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12494fd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41.70pt" style:use-optimal-column-width="true"/>
    </style:style>
    <style:style style:name="ACOL-2" style:family="table-column"/>
    <style:style style:name="ACOL-3" style:family="table-column">
      <style:table-column-properties style:column-width="94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36.00pt" style:use-optimal-column-width="true"/>
    </style:style>
    <style:style style:name="ACOL-6" style:family="table-column">
      <style:table-column-properties style:column-width="25.50pt" style:use-optimal-column-width="true"/>
    </style:style>
    <style:style style:name="ACOL-7" style:family="table-column">
      <style:table-column-properties style:column-width="31.50pt" style:use-optimal-column-width="true"/>
    </style:style>
    <style:style style:name="ACOL-8" style:family="table-column">
      <style:table-column-properties style:column-width="75.35pt" style:use-optimal-column-width="true"/>
    </style:style>
    <style:style style:name="ACOL-9" style:family="table-column">
      <style:table-column-properties style:column-width="94.85pt" style:use-optimal-column-width="true"/>
    </style:style>
    <style:style style:name="ACOL-10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51248b4f2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5124959c1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loginForVendor&quot;})">
          <table:error-message table:display="true" table:message-type="warning"/>
        </table:content-validation>
        <table:content-validation table:name="VAL-0x7f5124961710" table:allow-empty-cell="true" table:display-list="unsorted" table:base-cell-address="$'TestCase'.A7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;&quot;verifySearchForVendor&quot;})">
          <table:error-message table:display="true" table:message-type="warning"/>
        </table:content-validation>
        <table:content-validation table:name="VAL-0x7f512496441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512496961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512489e030" table:print="false">
        <office:forms form:automatic-focus="false" form:apply-design-mode="false">
          <form:form/>
        </office:forms>
        <table:table-column table:default-cell-style-name="ACE-0x7f512494ce68" table:style-name="ACOL-1"/>
        <table:table-column table:style-name="ACOL-0" table:number-columns-repeated="127"/>
        <table:table-row table:style-name="AROW-0">
          <table:table-cell table:style-name="ACE-0x7f512494cf9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512494d0b8" table:content-validation-name="VAL-0x7f51248b4f2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512494d1e0" table:content-validation-name="VAL-0x7f5124959c10" office:value-type="string">
            <text:p>loginForVendor</text:p>
          </table:table-cell>
          <table:table-cell table:number-columns-repeated="127" table:style-name="Gnumeric-default"/>
        </table:table-row>
        <table:table-row table:style-name="AROW-0">
          <table:table-cell table:style-name="ACE-0x7f512494d308" table:content-validation-name="VAL-0x7f5124961710" office:value-type="string">
            <text:p>verifySearchForVendor</text:p>
          </table:table-cell>
          <table:table-cell table:number-columns-repeated="127" table:style-name="Gnumeric-default"/>
        </table:table-row>
        <table:table-row table:style-name="AROW-1">
          <table:table-cell table:style-name="ACE-0x7f512494d430" table:content-validation-name="VAL-0x7f512496441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 table:number-rows-repeated="3">
          <table:table-cell table:style-name="ACE-0x7f512494d558" table:content-validation-name="VAL-0x7f5124969610"/>
          <table:table-cell table:number-columns-repeated="127" table:style-name="Gnumeric-default"/>
        </table:table-row>
        <table:table-row table:style-name="AROW-0" table:number-rows-repeated="1048568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15">
          <gnm:selection gnm:start-col="0" gnm:start-row="15" gnm:end-col="0" gnm:end-row="15"/>
        </gnm:selections>
      </table:table>
      <table:table table:name="AQA1_TestData" table:style-name="ta-0x7f512489e220" table:print="false">
        <office:forms form:automatic-focus="false" form:apply-design-mode="false">
          <form:form/>
        </office:forms>
        <table:table-column table:default-cell-style-name="ACE-0x7f512494d680" table:style-name="ACOL-3"/>
        <table:table-column table:default-cell-style-name="ACE-0x7f512494d680" table:style-name="ACOL-4"/>
        <table:table-column table:default-cell-style-name="ACE-0x7f512494d680" table:style-name="ACOL-5"/>
        <table:table-column table:default-cell-style-name="ACE-0x7f512494d680" table:style-name="ACOL-6"/>
        <table:table-column table:default-cell-style-name="ACE-0x7f512494d680" table:style-name="ACOL-7"/>
        <table:table-column table:default-cell-style-name="ACE-0x7f512494d680" table:style-name="ACOL-8"/>
        <table:table-column table:default-cell-style-name="ACE-0x7f512494d680" table:style-name="ACOL-9"/>
        <table:table-column table:default-cell-style-name="ACE-0x7f512494d680" table:style-name="ACOL-10"/>
        <table:table-column table:default-cell-style-name="ACE-0x7f51248dced0" table:style-name="ACOL-0" table:number-columns-repeated="120"/>
        <table:table-row table:style-name="AROW-0">
          <table:table-cell table:style-name="ACE-0x7f512494d7a8" office:value-type="string">
            <text:p>User Name</text:p>
          </table:table-cell>
          <table:table-cell table:style-name="ACE-0x7f512494d8d0" office:value-type="string">
            <text:p>Password</text:p>
          </table:table-cell>
          <table:table-cell table:style-name="ACE-0x7f512494d8d0" office:value-type="string">
            <text:p>Name</text:p>
          </table:table-cell>
          <table:table-cell table:style-name="ACE-0x7f512494d8d0" office:value-type="string">
            <text:p>URL</text:p>
          </table:table-cell>
          <table:table-cell table:style-name="ACE-0x7f512494d8d0" office:value-type="string">
            <text:p>Code</text:p>
          </table:table-cell>
          <table:table-cell table:style-name="ACE-0x7f512494d8d0" office:value-type="string">
            <text:p>Status</text:p>
          </table:table-cell>
          <table:table-cell table:style-name="ACE-0x7f512494d8d0" office:value-type="string">
            <text:p>Merchant DropDown</text:p>
          </table:table-cell>
          <table:table-cell table:style-name="ACE-0x7f512494d9f8" office:value-type="string">
            <text:p>Category Drop Down</text:p>
          </table:table-cell>
          <table:table-cell table:number-columns-repeated="120" table:style-name="ACE-0x7f51248dced0"/>
        </table:table-row>
        <table:table-row table:style-name="AROW-0">
          <table:table-cell table:style-name="ACE-0x7f51248dd498" office:value-type="string">
            <text:p>13674974@sc.com</text:p>
          </table:table-cell>
          <table:table-cell table:style-name="ACE-0x7f512494dc48" office:value-type="float" office:value="123456">
            <text:p>123456</text:p>
          </table:table-cell>
          <table:table-cell table:number-columns-repeated="3" table:style-name="ACE-0x7f512494dc48"/>
          <table:table-cell table:style-name="ACE-0x7f512494dc48" office:value-type="string">
            <text:p>Active</text:p>
          </table:table-cell>
          <table:table-cell table:style-name="ACE-0x7f512494dc48" office:value-type="string">
            <text:p>All Merchants</text:p>
          </table:table-cell>
          <table:table-cell table:style-name="ACE-0x7f512494dd70" office:value-type="string">
            <text:p>All Categories</text:p>
          </table:table-cell>
          <table:table-cell table:number-columns-repeated="120" table:style-name="ACE-0x7f51248dced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10">
          <table:table-cell table:number-columns-repeated="128" table:style-name="ACE-0x7f51248dced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2_TestData" table:style-name="ta-0x7f512489e410" table:print="false">
        <office:forms form:automatic-focus="false" form:apply-design-mode="false">
          <form:form/>
        </office:forms>
        <table:table-column table:default-cell-style-name="ACE-0x7f512494de98" table:style-name="ACOL-3"/>
        <table:table-column table:default-cell-style-name="ACE-0x7f512494de98" table:style-name="ACOL-4"/>
        <table:table-column table:default-cell-style-name="ACE-0x7f512494de98" table:style-name="ACOL-5"/>
        <table:table-column table:default-cell-style-name="ACE-0x7f512494de98" table:style-name="ACOL-6"/>
        <table:table-column table:default-cell-style-name="ACE-0x7f512494de98" table:style-name="ACOL-7"/>
        <table:table-column table:default-cell-style-name="ACE-0x7f512494de98" table:style-name="ACOL-8"/>
        <table:table-column table:default-cell-style-name="ACE-0x7f512494de98" table:style-name="ACOL-9"/>
        <table:table-column table:default-cell-style-name="ACE-0x7f512494de98" table:style-name="ACOL-10"/>
        <table:table-column table:default-cell-style-name="ACE-0x7f51248dcff8" table:style-name="ACOL-0" table:number-columns-repeated="120"/>
        <table:table-row table:style-name="AROW-0">
          <table:table-cell table:style-name="ACE-0x7f512494dfc0" office:value-type="string">
            <text:p>User Name</text:p>
          </table:table-cell>
          <table:table-cell table:style-name="ACE-0x7f512494e0e8" office:value-type="string">
            <text:p>Password</text:p>
          </table:table-cell>
          <table:table-cell table:style-name="ACE-0x7f512494e0e8" office:value-type="string">
            <text:p>Name</text:p>
          </table:table-cell>
          <table:table-cell table:style-name="ACE-0x7f512494e0e8" office:value-type="string">
            <text:p>URL</text:p>
          </table:table-cell>
          <table:table-cell table:style-name="ACE-0x7f512494e0e8" office:value-type="string">
            <text:p>Code</text:p>
          </table:table-cell>
          <table:table-cell table:style-name="ACE-0x7f512494e0e8" office:value-type="string">
            <text:p>Status</text:p>
          </table:table-cell>
          <table:table-cell table:style-name="ACE-0x7f512494e0e8" office:value-type="string">
            <text:p>Merchant DropDown</text:p>
          </table:table-cell>
          <table:table-cell table:style-name="ACE-0x7f512494e210" office:value-type="string">
            <text:p>Category Drop Down</text:p>
          </table:table-cell>
          <table:table-cell table:number-columns-repeated="120" table:style-name="ACE-0x7f51248dcff8"/>
        </table:table-row>
        <table:table-row table:style-name="AROW-0">
          <table:table-cell table:style-name="ACE-0x7f51248de3a0" office:value-type="string">
            <text:p>13674974@sc.com</text:p>
          </table:table-cell>
          <table:table-cell table:style-name="ACE-0x7f512494e460" office:value-type="float" office:value="123456">
            <text:p>123456</text:p>
          </table:table-cell>
          <table:table-cell table:number-columns-repeated="3" table:style-name="ACE-0x7f512494e460"/>
          <table:table-cell table:style-name="ACE-0x7f512494e460" office:value-type="string">
            <text:p>Active</text:p>
          </table:table-cell>
          <table:table-cell table:style-name="ACE-0x7f512494e460" office:value-type="string">
            <text:p>All Merchants</text:p>
          </table:table-cell>
          <table:table-cell table:style-name="ACE-0x7f512494e588" office:value-type="string">
            <text:p>All Categories</text:p>
          </table:table-cell>
          <table:table-cell table:number-columns-repeated="120" table:style-name="ACE-0x7f51248dcff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10">
          <table:table-cell table:number-columns-repeated="128" table:style-name="ACE-0x7f51248dcff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3_TestData" table:style-name="ta-0x7f512489e600" table:print="false">
        <office:forms form:automatic-focus="false" form:apply-design-mode="false">
          <form:form/>
        </office:forms>
        <table:table-column table:default-cell-style-name="ACE-0x7f512494e6b0" table:style-name="ACOL-3"/>
        <table:table-column table:default-cell-style-name="ACE-0x7f512494e6b0" table:style-name="ACOL-4"/>
        <table:table-column table:default-cell-style-name="ACE-0x7f512494e6b0" table:style-name="ACOL-5"/>
        <table:table-column table:default-cell-style-name="ACE-0x7f512494e6b0" table:style-name="ACOL-6"/>
        <table:table-column table:default-cell-style-name="ACE-0x7f512494e6b0" table:style-name="ACOL-7"/>
        <table:table-column table:default-cell-style-name="ACE-0x7f512494e6b0" table:style-name="ACOL-8"/>
        <table:table-column table:default-cell-style-name="ACE-0x7f512494e6b0" table:style-name="ACOL-9"/>
        <table:table-column table:default-cell-style-name="ACE-0x7f512494e6b0" table:style-name="ACOL-10"/>
        <table:table-column table:default-cell-style-name="ACE-0x7f51248dd120" table:style-name="ACOL-0" table:number-columns-repeated="120"/>
        <table:table-row table:style-name="AROW-0">
          <table:table-cell table:style-name="ACE-0x7f512494e7d8" office:value-type="string">
            <text:p>User Name</text:p>
          </table:table-cell>
          <table:table-cell table:style-name="ACE-0x7f512494e900" office:value-type="string">
            <text:p>Password</text:p>
          </table:table-cell>
          <table:table-cell table:style-name="ACE-0x7f512494e900" office:value-type="string">
            <text:p>Name</text:p>
          </table:table-cell>
          <table:table-cell table:style-name="ACE-0x7f512494e900" office:value-type="string">
            <text:p>URL</text:p>
          </table:table-cell>
          <table:table-cell table:style-name="ACE-0x7f512494e900" office:value-type="string">
            <text:p>Code</text:p>
          </table:table-cell>
          <table:table-cell table:style-name="ACE-0x7f512494e900" office:value-type="string">
            <text:p>Status</text:p>
          </table:table-cell>
          <table:table-cell table:style-name="ACE-0x7f512494e900" office:value-type="string">
            <text:p>Merchant DropDown</text:p>
          </table:table-cell>
          <table:table-cell table:style-name="ACE-0x7f512494ea28" office:value-type="string">
            <text:p>Category Drop Down</text:p>
          </table:table-cell>
          <table:table-cell table:number-columns-repeated="120" table:style-name="ACE-0x7f51248dd120"/>
        </table:table-row>
        <table:table-row table:style-name="AROW-0">
          <table:table-cell table:style-name="ACE-0x7f51248ddb88" office:value-type="string">
            <text:p>13674974@sc.com</text:p>
          </table:table-cell>
          <table:table-cell table:style-name="ACE-0x7f512494ec78" office:value-type="float" office:value="123456">
            <text:p>123456</text:p>
          </table:table-cell>
          <table:table-cell table:number-columns-repeated="3" table:style-name="ACE-0x7f512494ec78"/>
          <table:table-cell table:style-name="ACE-0x7f512494ec78" office:value-type="string">
            <text:p>Active</text:p>
          </table:table-cell>
          <table:table-cell table:style-name="ACE-0x7f512494ec78" office:value-type="string">
            <text:p>All Merchants</text:p>
          </table:table-cell>
          <table:table-cell table:style-name="ACE-0x7f512494eda0" office:value-type="string">
            <text:p>All Categories</text:p>
          </table:table-cell>
          <table:table-cell table:number-columns-repeated="120" table:style-name="ACE-0x7f51248dd12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10">
          <table:table-cell table:number-columns-repeated="128" table:style-name="ACE-0x7f51248dd12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4_TestData" table:style-name="ta-0x7f512489e7f0" table:print="false">
        <office:forms form:automatic-focus="false" form:apply-design-mode="false">
          <form:form/>
        </office:forms>
        <table:table-column table:default-cell-style-name="ACE-0x7f512494eec8" table:style-name="ACOL-3"/>
        <table:table-column table:default-cell-style-name="ACE-0x7f512494eec8" table:style-name="ACOL-4"/>
        <table:table-column table:default-cell-style-name="ACE-0x7f512494eec8" table:style-name="ACOL-5"/>
        <table:table-column table:default-cell-style-name="ACE-0x7f512494eec8" table:style-name="ACOL-6"/>
        <table:table-column table:default-cell-style-name="ACE-0x7f512494eec8" table:style-name="ACOL-7"/>
        <table:table-column table:default-cell-style-name="ACE-0x7f512494eec8" table:style-name="ACOL-8"/>
        <table:table-column table:default-cell-style-name="ACE-0x7f512494eec8" table:style-name="ACOL-9"/>
        <table:table-column table:default-cell-style-name="ACE-0x7f512494eec8" table:style-name="ACOL-10"/>
        <table:table-column table:default-cell-style-name="ACE-0x7f51248dd248" table:style-name="ACOL-0" table:number-columns-repeated="120"/>
        <table:table-row table:style-name="AROW-0">
          <table:table-cell table:style-name="ACE-0x7f512494eff0" office:value-type="string">
            <text:p>User Name</text:p>
          </table:table-cell>
          <table:table-cell table:style-name="ACE-0x7f512494f118" office:value-type="string">
            <text:p>Password</text:p>
          </table:table-cell>
          <table:table-cell table:style-name="ACE-0x7f512494f118" office:value-type="string">
            <text:p>Name</text:p>
          </table:table-cell>
          <table:table-cell table:style-name="ACE-0x7f512494f118" office:value-type="string">
            <text:p>URL</text:p>
          </table:table-cell>
          <table:table-cell table:style-name="ACE-0x7f512494f118" office:value-type="string">
            <text:p>Code</text:p>
          </table:table-cell>
          <table:table-cell table:style-name="ACE-0x7f512494f118" office:value-type="string">
            <text:p>Status</text:p>
          </table:table-cell>
          <table:table-cell table:style-name="ACE-0x7f512494f118" office:value-type="string">
            <text:p>Merchant DropDown</text:p>
          </table:table-cell>
          <table:table-cell table:style-name="ACE-0x7f512494f240" office:value-type="string">
            <text:p>Category Drop Down</text:p>
          </table:table-cell>
          <table:table-cell table:number-columns-repeated="120" table:style-name="ACE-0x7f51248dd248"/>
        </table:table-row>
        <table:table-row table:style-name="AROW-0">
          <table:table-cell table:style-name="ACE-0x7f51248dd6e8" office:value-type="string">
            <text:p>13674974@sc.com</text:p>
          </table:table-cell>
          <table:table-cell table:style-name="ACE-0x7f512494f490" office:value-type="float" office:value="123456">
            <text:p>123456</text:p>
          </table:table-cell>
          <table:table-cell table:number-columns-repeated="3" table:style-name="ACE-0x7f512494f490"/>
          <table:table-cell table:style-name="ACE-0x7f512494f490" office:value-type="string">
            <text:p>Active</text:p>
          </table:table-cell>
          <table:table-cell table:style-name="ACE-0x7f512494f490" office:value-type="string">
            <text:p>All Merchants</text:p>
          </table:table-cell>
          <table:table-cell table:style-name="ACE-0x7f512494f5b8" office:value-type="string">
            <text:p>All Categories</text:p>
          </table:table-cell>
          <table:table-cell table:number-columns-repeated="120" table:style-name="ACE-0x7f51248dd24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10">
          <table:table-cell table:number-columns-repeated="128" table:style-name="ACE-0x7f51248dd24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5_TestData" table:style-name="ta-0x7f512489e9e0" table:print="false">
        <office:forms form:automatic-focus="false" form:apply-design-mode="false">
          <form:form/>
        </office:forms>
        <table:table-column table:default-cell-style-name="ACE-0x7f512494f6e0" table:style-name="ACOL-3"/>
        <table:table-column table:default-cell-style-name="ACE-0x7f512494f6e0" table:style-name="ACOL-4"/>
        <table:table-column table:default-cell-style-name="ACE-0x7f512494f6e0" table:style-name="ACOL-5"/>
        <table:table-column table:default-cell-style-name="ACE-0x7f512494f6e0" table:style-name="ACOL-6"/>
        <table:table-column table:default-cell-style-name="ACE-0x7f512494f6e0" table:style-name="ACOL-7"/>
        <table:table-column table:default-cell-style-name="ACE-0x7f512494f6e0" table:style-name="ACOL-8"/>
        <table:table-column table:default-cell-style-name="ACE-0x7f512494f6e0" table:style-name="ACOL-9"/>
        <table:table-column table:default-cell-style-name="ACE-0x7f512494f6e0" table:style-name="ACOL-10"/>
        <table:table-column table:default-cell-style-name="ACE-0x7f51248dd370" table:style-name="ACOL-0" table:number-columns-repeated="120"/>
        <table:table-row table:style-name="AROW-0">
          <table:table-cell table:style-name="ACE-0x7f512494f808" office:value-type="string">
            <text:p>User Name</text:p>
          </table:table-cell>
          <table:table-cell table:style-name="ACE-0x7f512494f930" office:value-type="string">
            <text:p>Password</text:p>
          </table:table-cell>
          <table:table-cell table:style-name="ACE-0x7f512494f930" office:value-type="string">
            <text:p>Name</text:p>
          </table:table-cell>
          <table:table-cell table:style-name="ACE-0x7f512494f930" office:value-type="string">
            <text:p>URL</text:p>
          </table:table-cell>
          <table:table-cell table:style-name="ACE-0x7f512494f930" office:value-type="string">
            <text:p>Code</text:p>
          </table:table-cell>
          <table:table-cell table:style-name="ACE-0x7f512494f930" office:value-type="string">
            <text:p>Status</text:p>
          </table:table-cell>
          <table:table-cell table:style-name="ACE-0x7f512494f930" office:value-type="string">
            <text:p>Merchant DropDown</text:p>
          </table:table-cell>
          <table:table-cell table:style-name="ACE-0x7f512494fa58" office:value-type="string">
            <text:p>Category Drop Down</text:p>
          </table:table-cell>
          <table:table-cell table:number-columns-repeated="120" table:style-name="ACE-0x7f51248dd370"/>
        </table:table-row>
        <table:table-row table:style-name="AROW-0">
          <table:table-cell table:style-name="ACE-0x7f51248df748" office:value-type="string">
            <text:p>13674974@sc.com</text:p>
          </table:table-cell>
          <table:table-cell table:style-name="ACE-0x7f512494fca8" office:value-type="float" office:value="123456">
            <text:p>123456</text:p>
          </table:table-cell>
          <table:table-cell table:number-columns-repeated="3" table:style-name="ACE-0x7f512494fca8"/>
          <table:table-cell table:style-name="ACE-0x7f512494fca8" office:value-type="string">
            <text:p>Active</text:p>
          </table:table-cell>
          <table:table-cell table:style-name="ACE-0x7f512494fca8" office:value-type="string">
            <text:p>All Merchants</text:p>
          </table:table-cell>
          <table:table-cell table:style-name="ACE-0x7f512494fdd0" office:value-type="string">
            <text:p>All Categories</text:p>
          </table:table-cell>
          <table:table-cell table:number-columns-repeated="120" table:style-name="ACE-0x7f51248dd37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10">
          <table:table-cell table:number-columns-repeated="128" table:style-name="ACE-0x7f51248dd37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1" gnm:cursor-row="3">
          <gnm:selection gnm:start-col="1" gnm:start-row="3" gnm:end-col="1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51248a27d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1246476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1248983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12d5a59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12d7522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12d7932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512489e030" style:display-name="TestCase" style:page-layout-name="pl-0x7f51248a27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12489e220" style:display-name="AQA1_TestData" style:page-layout-name="pl-0x7f51246476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12489e410" style:display-name="AQA2_TestData" style:page-layout-name="pl-0x7f51248983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12489e600" style:display-name="AQA3_TestData" style:page-layout-name="pl-0x7f512d5a59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12489e7f0" style:display-name="AQA4_TestData" style:page-layout-name="pl-0x7f512d7522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12489e9e0" style:display-name="AQA5_TestData" style:page-layout-name="pl-0x7f512d7932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2T14:17:17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